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8681in"/>
    </style:style>
    <style:style style:name="co14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3]; &quot;, &quot;&quot;y&quot;&quot;: &quot;; [.I3]; &quot; },&quot;)" office:value-type="string" office:string-value="{ &quot;flags&quot;: 4, &quot;matrix&quot;: [0, 0], &quot;x&quot;: 0, &quot;y&quot;: 37 }," calcext:value-type="string">
            <text:p>{ "flags": 4, "matrix": [0, 0], "x": 0, "y": 37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4]; &quot;, &quot;&quot;y&quot;&quot;: &quot;; [.I4]; &quot; },&quot;)" office:value-type="string" office:string-value="{ &quot;flags&quot;: 4, &quot;matrix&quot;: [0, 0], &quot;x&quot;: 3, &quot;y&quot;: 14 }," calcext:value-type="string">
            <text:p>{ "flags": 4, "matrix": [0, 0], "x": 3, "y": 14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5]; &quot;, &quot;&quot;y&quot;&quot;: &quot;; [.I5]; &quot; },&quot;)" office:value-type="string" office:string-value="{ &quot;flags&quot;: 4, &quot;matrix&quot;: [0, 0], &quot;x&quot;: 16, &quot;y&quot;: 60 }," calcext:value-type="string">
            <text:p>{ "flags": 4, "matrix": [0, 0], "x": 16, "y": 60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6]; &quot;, &quot;&quot;y&quot;&quot;: &quot;; [.I6]; &quot; },&quot;)" office:value-type="string" office:string-value="{ &quot;flags&quot;: 4, &quot;matrix&quot;: [0, 0], &quot;x&quot;: 16, &quot;y&quot;: 37 }," calcext:value-type="string">
            <text:p>{ "flags": 4, "matrix": [0, 0], "x": 16, "y": 37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7]; &quot;, &quot;&quot;y&quot;&quot;: &quot;; [.I7]; &quot; },&quot;)" office:value-type="string" office:string-value="{ &quot;flags&quot;: 4, &quot;matrix&quot;: [0, 0], &quot;x&quot;: 15, &quot;y&quot;: 14 }," calcext:value-type="string">
            <text:p>{ "flags": 4, "matrix": [0, 0], "x": 15, "y": 14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8]; &quot;, &quot;&quot;y&quot;&quot;: &quot;; [.I8]; &quot; },&quot;)" office:value-type="string" office:string-value="{ &quot;flags&quot;: 4, &quot;matrix&quot;: [0, 0], &quot;x&quot;: 28, &quot;y&quot;: 58 }," calcext:value-type="string">
            <text:p>{ "flags": 4, "matrix": [0, 0], "x": 28, "y": 58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9]; &quot;, &quot;&quot;y&quot;&quot;: &quot;; [.I9]; &quot; },&quot;)" office:value-type="string" office:string-value="{ &quot;flags&quot;: 4, &quot;matrix&quot;: [0, 0], &quot;x&quot;: 28, &quot;y&quot;: 35 }," calcext:value-type="string">
            <text:p>{ "flags": 4, "matrix": [0, 0], "x": 28, "y": 35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0]; &quot;, &quot;&quot;y&quot;&quot;: &quot;; [.I10]; &quot; },&quot;)" office:value-type="string" office:string-value="{ &quot;flags&quot;: 4, &quot;matrix&quot;: [0, 0], &quot;x&quot;: 28, &quot;y&quot;: 12 }," calcext:value-type="string">
            <text:p>{ "flags": 4, "matrix": [0, 0], "x": 28, "y": 12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11]; &quot;, &quot;&quot;y&quot;&quot;: &quot;; [.I11]; &quot; },&quot;)" office:value-type="string" office:string-value="{ &quot;flags&quot;: 4, &quot;matrix&quot;: [0, 0], &quot;x&quot;: 40, &quot;y&quot;: 58 }," calcext:value-type="string">
            <text:p>{ "flags": 4, "matrix": [0, 0], "x": 40, "y": 5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12]; &quot;, &quot;&quot;y&quot;&quot;: &quot;; [.I12]; &quot; },&quot;)" office:value-type="string" office:string-value="{ &quot;flags&quot;: 4, &quot;matrix&quot;: [0, 0], &quot;x&quot;: 40, &quot;y&quot;: 35 }," calcext:value-type="string">
            <text:p>{ "flags": 4, "matrix": [0, 0], "x": 40, "y": 35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3]; &quot;, &quot;&quot;y&quot;&quot;: &quot;; [.I13]; &quot; },&quot;)" office:value-type="string" office:string-value="{ &quot;flags&quot;: 4, &quot;matrix&quot;: [0, 0], &quot;x&quot;: 41, &quot;y&quot;: 12 }," calcext:value-type="string">
            <text:p>{ "flags": 4, "matrix": [0, 0], "x": 41, "y": 12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4]; &quot;, &quot;&quot;y&quot;&quot;: &quot;; [.I14]; &quot; },&quot;)" office:value-type="string" office:string-value="{ &quot;flags&quot;: 4, &quot;matrix&quot;: [0, 0], &quot;x&quot;: 53, &quot;y&quot;: 36 }," calcext:value-type="string">
            <text:p>{ "flags": 4, "matrix": [0, 0], "x": 53, "y": 36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5]; &quot;, &quot;&quot;y&quot;&quot;: &quot;; [.I15]; &quot; },&quot;)" office:value-type="string" office:string-value="{ &quot;flags&quot;: 4, &quot;matrix&quot;: [0, 0], &quot;x&quot;: 54, &quot;y&quot;: 13 }," calcext:value-type="string">
            <text:p>{ "flags": 4, "matrix": [0, 0], "x": 54, "y": 13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6]; &quot;, &quot;&quot;y&quot;&quot;: &quot;; [.I16]; &quot; },&quot;)" office:value-type="string" office:string-value="{ &quot;flags&quot;: 4, &quot;matrix&quot;: [0, 0], &quot;x&quot;: 63, &quot;y&quot;: 59 }," calcext:value-type="string">
            <text:p>{ "flags": 4, "matrix": [0, 0], "x": 63, "y": 59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7]; &quot;, &quot;&quot;y&quot;&quot;: &quot;; [.I17]; &quot; },&quot;)" office:value-type="string" office:string-value="{ &quot;flags&quot;: 4, &quot;matrix&quot;: [0, 0], &quot;x&quot;: 65, &quot;y&quot;: 36 }," calcext:value-type="string">
            <text:p>{ "flags": 4, "matrix": [0, 0], "x": 65, "y": 36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8]; &quot;, &quot;&quot;y&quot;&quot;: &quot;; [.I18]; &quot; },&quot;)" office:value-type="string" office:string-value="{ &quot;flags&quot;: 4, &quot;matrix&quot;: [0, 0], &quot;x&quot;: 66, &quot;y&quot;: 13 }," calcext:value-type="string">
            <text:p>{ "flags": 4, "matrix": [0, 0], "x": 66, "y": 13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9]; &quot;, &quot;&quot;y&quot;&quot;: &quot;; [.I19]; &quot; },&quot;)" office:value-type="string" office:string-value="{ &quot;flags&quot;: 4, &quot;matrix&quot;: [0, 0], &quot;x&quot;: 98, &quot;y&quot;: 59 }," calcext:value-type="string">
            <text:p>{ "flags": 4, "matrix": [0, 0], "x": 98, "y": 59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0]; &quot;, &quot;&quot;y&quot;&quot;: &quot;; [.I20]; &quot; },&quot;)" office:value-type="string" office:string-value="{ &quot;flags&quot;: 4, &quot;matrix&quot;: [0, 0], &quot;x&quot;: 96, &quot;y&quot;: 36 }," calcext:value-type="string">
            <text:p>{ "flags": 4, "matrix": [0, 0], "x": 96, "y": 36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1]; &quot;, &quot;&quot;y&quot;&quot;: &quot;; [.I21]; &quot; },&quot;)" office:value-type="string" office:string-value="{ &quot;flags&quot;: 4, &quot;matrix&quot;: [0, 0], &quot;x&quot;: 95, &quot;y&quot;: 13 }," calcext:value-type="string">
            <text:p>{ "flags": 4, "matrix": [0, 0], "x": 95, "y": 13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2]; &quot;, &quot;&quot;y&quot;&quot;: &quot;; [.I22]; &quot; },&quot;)" office:value-type="string" office:string-value="{ &quot;flags&quot;: 4, &quot;matrix&quot;: [0, 0], &quot;x&quot;: 108, &quot;y&quot;: 36 }," calcext:value-type="string">
            <text:p>{ "flags": 4, "matrix": [0, 0], "x": 108, "y": 36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3]; &quot;, &quot;&quot;y&quot;&quot;: &quot;; [.I23]; &quot; },&quot;)" office:value-type="string" office:string-value="{ &quot;flags&quot;: 4, &quot;matrix&quot;: [0, 0], &quot;x&quot;: 107, &quot;y&quot;: 13 }," calcext:value-type="string">
            <text:p>{ "flags": 4, "matrix": [0, 0], "x": 107, "y": 13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4]; &quot;, &quot;&quot;y&quot;&quot;: &quot;; [.I24]; &quot; },&quot;)" office:value-type="string" office:string-value="{ &quot;flags&quot;: 4, &quot;matrix&quot;: [0, 0], &quot;x&quot;: 121, &quot;y&quot;: 58 }," calcext:value-type="string">
            <text:p>{ "flags": 4, "matrix": [0, 0], "x": 121, "y": 58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5]; &quot;, &quot;&quot;y&quot;&quot;: &quot;; [.I25]; &quot; },&quot;)" office:value-type="string" office:string-value="{ &quot;flags&quot;: 4, &quot;matrix&quot;: [0, 0], &quot;x&quot;: 121, &quot;y&quot;: 35 }," calcext:value-type="string">
            <text:p>{ "flags": 4, "matrix": [0, 0], "x": 121, "y": 35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6]; &quot;, &quot;&quot;y&quot;&quot;: &quot;; [.I26]; &quot; },&quot;)" office:value-type="string" office:string-value="{ &quot;flags&quot;: 4, &quot;matrix&quot;: [0, 0], &quot;x&quot;: 120, &quot;y&quot;: 12 }," calcext:value-type="string">
            <text:p>{ "flags": 4, "matrix": [0, 0], "x": 120, "y": 12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7]; &quot;, &quot;&quot;y&quot;&quot;: &quot;; [.I27]; &quot; },&quot;)" office:value-type="string" office:string-value="{ &quot;flags&quot;: 4, &quot;matrix&quot;: [0, 0], &quot;x&quot;: 133, &quot;y&quot;: 58 }," calcext:value-type="string">
            <text:p>{ "flags": 4, "matrix": [0, 0], "x": 133, "y": 58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8]; &quot;, &quot;&quot;y&quot;&quot;: &quot;; [.I28]; &quot; },&quot;)" office:value-type="string" office:string-value="{ &quot;flags&quot;: 4, &quot;matrix&quot;: [0, 0], &quot;x&quot;: 133, &quot;y&quot;: 35 }," calcext:value-type="string">
            <text:p>{ "flags": 4, "matrix": [0, 0], "x": 133, "y": 35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9]; &quot;, &quot;&quot;y&quot;&quot;: &quot;; [.I29]; &quot; },&quot;)" office:value-type="string" office:string-value="{ &quot;flags&quot;: 4, &quot;matrix&quot;: [0, 0], &quot;x&quot;: 133, &quot;y&quot;: 12 }," calcext:value-type="string">
            <text:p>{ "flags": 4, "matrix": [0, 0], "x": 133, "y": 12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0]; &quot;, &quot;&quot;y&quot;&quot;: &quot;; [.I30]; &quot; },&quot;)" office:value-type="string" office:string-value="{ &quot;flags&quot;: 4, &quot;matrix&quot;: [0, 0], &quot;x&quot;: 145, &quot;y&quot;: 59 }," calcext:value-type="string">
            <text:p>{ "flags": 4, "matrix": [0, 0], "x": 145, "y": 59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1]; &quot;, &quot;&quot;y&quot;&quot;: &quot;; [.I31]; &quot; },&quot;)" office:value-type="string" office:string-value="{ &quot;flags&quot;: 4, &quot;matrix&quot;: [0, 0], &quot;x&quot;: 145, &quot;y&quot;: 36 }," calcext:value-type="string">
            <text:p>{ "flags": 4, "matrix": [0, 0], "x": 145, "y": 36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2]; &quot;, &quot;&quot;y&quot;&quot;: &quot;; [.I32]; &quot; },&quot;)" office:value-type="string" office:string-value="{ &quot;flags&quot;: 4, &quot;matrix&quot;: [0, 0], &quot;x&quot;: 146, &quot;y&quot;: 13 }," calcext:value-type="string">
            <text:p>{ "flags": 4, "matrix": [0, 0], "x": 146, "y": 13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3]; &quot;, &quot;&quot;y&quot;&quot;: &quot;; [.I33]; &quot; },&quot;)" office:value-type="string" office:string-value="{ &quot;flags&quot;: 4, &quot;matrix&quot;: [0, 0], &quot;x&quot;: 157, &quot;y&quot;: 59 }," calcext:value-type="string">
            <text:p>{ "flags": 4, "matrix": [0, 0], "x": 157, "y": 59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4]; &quot;, &quot;&quot;y&quot;&quot;: &quot;; [.I34]; &quot; },&quot;)" office:value-type="string" office:string-value="{ &quot;flags&quot;: 4, &quot;matrix&quot;: [0, 0], &quot;x&quot;: 157, &quot;y&quot;: 36 }," calcext:value-type="string">
            <text:p>{ "flags": 4, "matrix": [0, 0], "x": 157, "y": 36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5]; &quot;, &quot;&quot;y&quot;&quot;: &quot;; [.I35]; &quot; },&quot;)" office:value-type="string" office:string-value="{ &quot;flags&quot;: 4, &quot;matrix&quot;: [0, 0], &quot;x&quot;: 158, &quot;y&quot;: 13 }," calcext:value-type="string">
            <text:p>{ "flags": 4, "matrix": [0, 0], "x": 158, "y": 13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6]; &quot;, &quot;&quot;y&quot;&quot;: &quot;; [.I36]; &quot; },&quot;)" office:value-type="string" office:string-value="{ &quot;flags&quot;: 4, &quot;matrix&quot;: [0, 0], &quot;x&quot;: 173, &quot;y&quot;: 36 }," calcext:value-type="string">
            <text:p>{ "flags": 4, "matrix": [0, 0], "x": 173, "y": 36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7]; &quot;, &quot;&quot;y&quot;&quot;: &quot;; [.I37]; &quot; },&quot;)" office:value-type="string" office:string-value="{ &quot;flags&quot;: 4, &quot;matrix&quot;: [0, 0], &quot;x&quot;: 170, &quot;y&quot;: 13 }," calcext:value-type="string">
            <text:p>{ "flags": 4, "matrix": [0, 0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8]; &quot;, &quot;&quot;y&quot;&quot;: &quot;; [.I38]; &quot; },&quot;)" office:value-type="string" office:string-value="{ &quot;flags&quot;: 4, &quot;matrix&quot;: [0, 0], &quot;x&quot;: 185, &quot;y&quot;: 13 }," calcext:value-type="string">
            <text:p>{ "flags": 4, "matrix": [0, 0], "x": 185, "y": 13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 [.H39]; &quot;, &quot;&quot;y&quot;&quot;: &quot;; [.I39]; &quot; },&quot;)" office:value-type="string" office:string-value="{ &quot;flags&quot;: 4, &quot;matrix&quot;: [0, 0], &quot;x&quot;: 193, &quot;y&quot;: 64 }," calcext:value-type="string">
            <text:p>{ "flags": 4, "matrix": [0, 0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/>
          <table:table-cell table:formula="of:=COM.MICROSOFT.CONCAT(&quot;{ &quot;&quot;flags&quot;&quot;: 4, &quot;&quot;matrix&quot;&quot;: [0, 0], &quot;&quot;x&quot;&quot;: &quot;; [.H40]; &quot;, &quot;&quot;y&quot;&quot;: &quot;; [.I40]; &quot; },&quot;)" office:value-type="string" office:string-value="{ &quot;flags&quot;: 4, &quot;matrix&quot;: [0, 0], &quot;x&quot;: 201, &quot;y&quot;: 55 }," calcext:value-type="string">
            <text:p>{ "flags": 4, "matrix": [0, 0], "x": 201, "y": 55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/>
          <table:table-cell table:formula="of:=COM.MICROSOFT.CONCAT(&quot;{ &quot;&quot;flags&quot;&quot;: 4, &quot;&quot;matrix&quot;&quot;: [0, 0], &quot;&quot;x&quot;&quot;: &quot;; [.H41]; &quot;, &quot;&quot;y&quot;&quot;: &quot;; [.I41]; &quot; },&quot;)" office:value-type="string" office:string-value="{ &quot;flags&quot;: 4, &quot;matrix&quot;: [0, 0], &quot;x&quot;: 211, &quot;y&quot;: 45 }," calcext:value-type="string">
            <text:p>{ "flags": 4, "matrix": [0, 0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42]; &quot;, &quot;&quot;y&quot;&quot;: &quot;; [.I42]; &quot; },&quot;)" office:value-type="string" office:string-value="{ &quot;flags&quot;: 4, &quot;matrix&quot;: [0, 0], &quot;x&quot;: 219, &quot;y&quot;: 36 }," calcext:value-type="string">
            <text:p>{ "flags": 4, "matrix": [0, 0], "x": 219, "y": 36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3]; &quot;, &quot;&quot;y&quot;&quot;: &quot;; [.I43]; &quot; },&quot;)" office:value-type="string" office:string-value="{ &quot;flags&quot;: 4, &quot;matrix&quot;: [0, 0], &quot;x&quot;: 212, &quot;y&quot;: 13 }," calcext:value-type="string">
            <text:p>{ "flags": 4, "matrix": [0, 0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4]; &quot;, &quot;&quot;y&quot;&quot;: &quot;; [.I44]; &quot; },&quot;)" office:value-type="string" office:string-value="{ &quot;flags&quot;: 4, &quot;matrix&quot;: [0, 0], &quot;x&quot;: 224, &quot;y&quot;: 13 }," calcext:value-type="string">
            <text:p>{ "flags": 4, "matrix": [0, 0], "x": 224, "y": 13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5]; &quot;, &quot;&quot;y&quot;&quot;: &quot;; [.I45]; &quot; },&quot;)" office:value-type="string" office:string-value="{ &quot;flags&quot;: 4, &quot;matrix&quot;: [0, 0], &quot;x&quot;: 0, &quot;y&quot;: 48 }," calcext:value-type="string">
            <text:p>{ "flags": 4, "matrix": [0, 0], "x": 0, "y": 48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6]; &quot;, &quot;&quot;y&quot;&quot;: &quot;; [.I46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47]; &quot;, &quot;&quot;y&quot;&quot;: &quot;; [.I47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8]; &quot;, &quot;&quot;y&quot;&quot;: &quot;; [.I48]; &quot; },&quot;)" office:value-type="string" office:string-value="{ &quot;flags&quot;: 4, &quot;matrix&quot;: [0, 0], &quot;x&quot;: 16, &quot;y&quot;: 48 }," calcext:value-type="string">
            <text:p>{ "flags": 4, "matrix": [0, 0], "x": 16, "y": 48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9]; &quot;, &quot;&quot;y&quot;&quot;: &quot;; [.I49]; &quot; },&quot;)" office:value-type="string" office:string-value="{ &quot;flags&quot;: 4, &quot;matrix&quot;: [0, 0], &quot;x&quot;: 15, &quot;y&quot;: 25 }," calcext:value-type="string">
            <text:p>{ "flags": 4, "matrix": [0, 0], "x": 15, "y": 25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0]; &quot;, &quot;&quot;y&quot;&quot;: &quot;; [.I50]; &quot; },&quot;)" office:value-type="string" office:string-value="{ &quot;flags&quot;: 4, &quot;matrix&quot;: [0, 0], &quot;x&quot;: 28, &quot;y&quot;: 47 }," calcext:value-type="string">
            <text:p>{ "flags": 4, "matrix": [0, 0], "x": 28, "y": 47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1]; &quot;, &quot;&quot;y&quot;&quot;: &quot;; [.I51]; &quot; },&quot;)" office:value-type="string" office:string-value="{ &quot;flags&quot;: 4, &quot;matrix&quot;: [0, 0], &quot;x&quot;: 28, &quot;y&quot;: 24 }," calcext:value-type="string">
            <text:p>{ "flags": 4, "matrix": [0, 0], "x": 28, "y": 24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2]; &quot;, &quot;&quot;y&quot;&quot;: &quot;; [.I52]; &quot; },&quot;)" office:value-type="string" office:string-value="{ &quot;flags&quot;: 4, &quot;matrix&quot;: [0, 0], &quot;x&quot;: 28, &quot;y&quot;: 1 }," calcext:value-type="string">
            <text:p>{ "flags": 4, "matrix": [0, 0], "x": 28, "y": 1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53]; &quot;, &quot;&quot;y&quot;&quot;: &quot;; [.I53]; &quot; },&quot;)" office:value-type="string" office:string-value="{ &quot;flags&quot;: 4, &quot;matrix&quot;: [0, 0], &quot;x&quot;: 40, &quot;y&quot;: 46 }," calcext:value-type="string">
            <text:p>{ "flags": 4, "matrix": [0, 0], "x": 40, "y": 46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54]; &quot;, &quot;&quot;y&quot;&quot;: &quot;; [.I54]; &quot; },&quot;)" office:value-type="string" office:string-value="{ &quot;flags&quot;: 4, &quot;matrix&quot;: [0, 0], &quot;x&quot;: 41, &quot;y&quot;: 23 }," calcext:value-type="string">
            <text:p>{ "flags": 4, "matrix": [0, 0], "x": 41, "y": 23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55]; &quot;, &quot;&quot;y&quot;&quot;: &quot;; [.I55]; &quot; },&quot;)" office:value-type="string" office:string-value="{ &quot;flags&quot;: 4, &quot;matrix&quot;: [0, 0], &quot;x&quot;: 41, &quot;y&quot;: 0 }," calcext:value-type="string">
            <text:p>{ "flags": 4, "matrix": [0, 0], "x": 41, "y": 0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6]; &quot;, &quot;&quot;y&quot;&quot;: &quot;; [.I56]; &quot; },&quot;)" office:value-type="string" office:string-value="{ &quot;flags&quot;: 4, &quot;matrix&quot;: [0, 0], &quot;x&quot;: 52, &quot;y&quot;: 47 }," calcext:value-type="string">
            <text:p>{ "flags": 4, "matrix": [0, 0], "x": 52, "y": 47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7]; &quot;, &quot;&quot;y&quot;&quot;: &quot;; [.I57]; &quot; },&quot;)" office:value-type="string" office:string-value="{ &quot;flags&quot;: 4, &quot;matrix&quot;: [0, 0], &quot;x&quot;: 53, &quot;y&quot;: 24 }," calcext:value-type="string">
            <text:p>{ "flags": 4, "matrix": [0, 0], "x": 53, "y": 24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8]; &quot;, &quot;&quot;y&quot;&quot;: &quot;; [.I58]; &quot; },&quot;)" office:value-type="string" office:string-value="{ &quot;flags&quot;: 4, &quot;matrix&quot;: [0, 0], &quot;x&quot;: 54, &quot;y&quot;: 1 }," calcext:value-type="string">
            <text:p>{ "flags": 4, "matrix": [0, 0], "x": 54, "y": 1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59]; &quot;, &quot;&quot;y&quot;&quot;: &quot;; [.I59]; &quot; },&quot;)" office:value-type="string" office:string-value="{ &quot;flags&quot;: 4, &quot;matrix&quot;: [0, 0], &quot;x&quot;: 64, &quot;y&quot;: 48 }," calcext:value-type="string">
            <text:p>{ "flags": 4, "matrix": [0, 0], "x": 64, "y": 48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0]; &quot;, &quot;&quot;y&quot;&quot;: &quot;; [.I60]; &quot; },&quot;)" office:value-type="string" office:string-value="{ &quot;flags&quot;: 4, &quot;matrix&quot;: [0, 0], &quot;x&quot;: 65, &quot;y&quot;: 25 }," calcext:value-type="string">
            <text:p>{ "flags": 4, "matrix": [0, 0], "x": 65, "y": 25 },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1]; &quot;, &quot;&quot;y&quot;&quot;: &quot;; [.I61]; &quot; },&quot;)" office:value-type="string" office:string-value="{ &quot;flags&quot;: 4, &quot;matrix&quot;: [0, 0], &quot;x&quot;: 67, &quot;y&quot;: 2 }," calcext:value-type="string">
            <text:p>{ "flags": 4, "matrix": [0, 0], "x": 67, "y": 2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62]; &quot;, &quot;&quot;y&quot;&quot;: &quot;; [.I62]; &quot; },&quot;)" office:value-type="string" office:string-value="{ &quot;flags&quot;: 4, &quot;matrix&quot;: [0, 0], &quot;x&quot;: 97, &quot;y&quot;: 48 }," calcext:value-type="string">
            <text:p>{ "flags": 4, "matrix": [0, 0], "x": 97, "y": 48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3]; &quot;, &quot;&quot;y&quot;&quot;: &quot;; [.I63]; &quot; },&quot;)" office:value-type="string" office:string-value="{ &quot;flags&quot;: 4, &quot;matrix&quot;: [0, 0], &quot;x&quot;: 96, &quot;y&quot;: 25 }," calcext:value-type="string">
            <text:p>{ "flags": 4, "matrix": [0, 0], "x": 96, "y": 25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4]; &quot;, &quot;&quot;y&quot;&quot;: &quot;; [.I64]; &quot; },&quot;)" office:value-type="string" office:string-value="{ &quot;flags&quot;: 4, &quot;matrix&quot;: [0, 0], &quot;x&quot;: 94, &quot;y&quot;: 2 }," calcext:value-type="string">
            <text:p>{ "flags": 4, "matrix": [0, 0], "x": 94, "y": 2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65]; &quot;, &quot;&quot;y&quot;&quot;: &quot;; [.I65]; &quot; },&quot;)" office:value-type="string" office:string-value="{ &quot;flags&quot;: 4, &quot;matrix&quot;: [0, 0], &quot;x&quot;: 109, &quot;y&quot;: 47 }," calcext:value-type="string">
            <text:p>{ "flags": 4, "matrix": [0, 0], "x": 109, "y": 47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66]; &quot;, &quot;&quot;y&quot;&quot;: &quot;; [.I66]; &quot; },&quot;)" office:value-type="string" office:string-value="{ &quot;flags&quot;: 4, &quot;matrix&quot;: [0, 0], &quot;x&quot;: 108, &quot;y&quot;: 24 }," calcext:value-type="string">
            <text:p>{ "flags": 4, "matrix": [0, 0], "x": 108, "y": 24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67]; &quot;, &quot;&quot;y&quot;&quot;: &quot;; [.I67]; &quot; },&quot;)" office:value-type="string" office:string-value="{ &quot;flags&quot;: 4, &quot;matrix&quot;: [0, 0], &quot;x&quot;: 106, &quot;y&quot;: 1 }," calcext:value-type="string">
            <text:p>{ "flags": 4, "matrix": [0, 0], "x": 106, "y": 1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68]; &quot;, &quot;&quot;y&quot;&quot;: &quot;; [.I68]; &quot; },&quot;)" office:value-type="string" office:string-value="{ &quot;flags&quot;: 4, &quot;matrix&quot;: [0, 0], &quot;x&quot;: 121, &quot;y&quot;: 46 }," calcext:value-type="string">
            <text:p>{ "flags": 4, "matrix": [0, 0], "x": 121, "y": 46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69]; &quot;, &quot;&quot;y&quot;&quot;: &quot;; [.I69]; &quot; },&quot;)" office:value-type="string" office:string-value="{ &quot;flags&quot;: 4, &quot;matrix&quot;: [0, 0], &quot;x&quot;: 120, &quot;y&quot;: 23 }," calcext:value-type="string">
            <text:p>{ "flags": 4, "matrix": [0, 0], "x": 120, "y": 23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0]; &quot;, &quot;&quot;y&quot;&quot;: &quot;; [.I70]; &quot; },&quot;)" office:value-type="string" office:string-value="{ &quot;flags&quot;: 4, &quot;matrix&quot;: [0, 0], &quot;x&quot;: 119, &quot;y&quot;: 0 }," calcext:value-type="string">
            <text:p>{ "flags": 4, "matrix": [0, 0], "x": 119, "y": 0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71]; &quot;, &quot;&quot;y&quot;&quot;: &quot;; [.I71]; &quot; },&quot;)" office:value-type="string" office:string-value="{ &quot;flags&quot;: 4, &quot;matrix&quot;: [0, 0], &quot;x&quot;: 133, &quot;y&quot;: 46 }," calcext:value-type="string">
            <text:p>{ "flags": 4, "matrix": [0, 0], "x": 133, "y": 46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72]; &quot;, &quot;&quot;y&quot;&quot;: &quot;; [.I72]; &quot; },&quot;)" office:value-type="string" office:string-value="{ &quot;flags&quot;: 4, &quot;matrix&quot;: [0, 0], &quot;x&quot;: 133, &quot;y&quot;: 23 }," calcext:value-type="string">
            <text:p>{ "flags": 4, "matrix": [0, 0], "x": 133, "y": 23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3]; &quot;, &quot;&quot;y&quot;&quot;: &quot;; [.I73]; &quot; },&quot;)" office:value-type="string" office:string-value="{ &quot;flags&quot;: 4, &quot;matrix&quot;: [0, 0], &quot;x&quot;: 133, &quot;y&quot;: 0 }," calcext:value-type="string">
            <text:p>{ "flags": 4, "matrix": [0, 0], "x": 133, "y": 0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4]; &quot;, &quot;&quot;y&quot;&quot;: &quot;; [.I74]; &quot; },&quot;)" office:value-type="string" office:string-value="{ &quot;flags&quot;: 4, &quot;matrix&quot;: [0, 0], &quot;x&quot;: 145, &quot;y&quot;: 47 }," calcext:value-type="string">
            <text:p>{ "flags": 4, "matrix": [0, 0], "x": 145, "y": 47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5]; &quot;, &quot;&quot;y&quot;&quot;: &quot;; [.I75]; &quot; },&quot;)" office:value-type="string" office:string-value="{ &quot;flags&quot;: 4, &quot;matrix&quot;: [0, 0], &quot;x&quot;: 145, &quot;y&quot;: 24 }," calcext:value-type="string">
            <text:p>{ "flags": 4, "matrix": [0, 0], "x": 145, "y": 24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6]; &quot;, &quot;&quot;y&quot;&quot;: &quot;; [.I76]; &quot; },&quot;)" office:value-type="string" office:string-value="{ &quot;flags&quot;: 4, &quot;matrix&quot;: [0, 0], &quot;x&quot;: 161, &quot;y&quot;: 47 }," calcext:value-type="string">
            <text:p>{ "flags": 4, "matrix": [0, 0], "x": 161, "y": 47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7]; &quot;, &quot;&quot;y&quot;&quot;: &quot;; [.I77]; &quot; },&quot;)" office:value-type="string" office:string-value="{ &quot;flags&quot;: 4, &quot;matrix&quot;: [0, 0], &quot;x&quot;: 158, &quot;y&quot;: 24 }," calcext:value-type="string">
            <text:p>{ "flags": 4, "matrix": [0, 0], "x": 158, "y": 24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78]; &quot;, &quot;&quot;y&quot;&quot;: &quot;; [.I78]; &quot; },&quot;)" office:value-type="string" office:string-value="{ &quot;flags&quot;: 4, &quot;matrix&quot;: [0, 0], &quot;x&quot;: 158, &quot;y&quot;: 1 }," calcext:value-type="string">
            <text:p>{ "flags": 4, "matrix": [0, 0], "x": 158, "y": 1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9]; &quot;, &quot;&quot;y&quot;&quot;: &quot;; [.I79]; &quot; },&quot;)" office:value-type="string" office:string-value="{ &quot;flags&quot;: 4, &quot;matrix&quot;: [0, 0], &quot;x&quot;: 170, &quot;y&quot;: 24 }," calcext:value-type="string">
            <text:p>{ "flags": 4, "matrix": [0, 0], "x": 170, "y": 24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0]; &quot;, &quot;&quot;y&quot;&quot;: &quot;; [.I80]; &quot; },&quot;)" office:value-type="string" office:string-value="{ &quot;flags&quot;: 4, &quot;matrix&quot;: [0, 0], &quot;x&quot;: 170, &quot;y&quot;: 1 }," calcext:value-type="string">
            <text:p>{ "flags": 4, "matrix": [0, 0], "x": 170, "y": 1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81]; &quot;, &quot;&quot;y&quot;&quot;: &quot;; [.I81]; &quot; },&quot;)" office:value-type="string" office:string-value="{ &quot;flags&quot;: 4, &quot;matrix&quot;: [0, 0], &quot;x&quot;: 182, &quot;y&quot;: 24 }," calcext:value-type="string">
            <text:p>{ "flags": 4, "matrix": [0, 0], "x": 182, "y": 24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2]; &quot;, &quot;&quot;y&quot;&quot;: &quot;; [.I82]; &quot; },&quot;)" office:value-type="string" office:string-value="{ &quot;flags&quot;: 4, &quot;matrix&quot;: [0, 0], &quot;x&quot;: 182, &quot;y&quot;: 1 }," calcext:value-type="string">
            <text:p>{ "flags": 4, "matrix": [0, 0], "x": 182, "y": 1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3]; &quot;, &quot;&quot;y&quot;&quot;: &quot;; [.I83]; &quot; },&quot;)" office:value-type="string" office:string-value="{ &quot;flags&quot;: 4, &quot;matrix&quot;: [0, 0], &quot;x&quot;: 194, &quot;y&quot;: 1 }," calcext:value-type="string">
            <text:p>{ "flags": 4, "matrix": [0, 0], "x": 194, "y": 1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 [.H84]; &quot;, &quot;&quot;y&quot;&quot;: &quot;; [.I84]; &quot; },&quot;)" office:value-type="string" office:string-value="{ &quot;flags&quot;: 4, &quot;matrix&quot;: [0, 0], &quot;x&quot;: 184, &quot;y&quot;: 56 }," calcext:value-type="string">
            <text:p>{ "flags": 4, "matrix": [0, 0], "x": 184, "y": 56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85]; &quot;, &quot;&quot;y&quot;&quot;: &quot;; [.I85]; &quot; },&quot;)" office:value-type="string" office:string-value="{ &quot;flags&quot;: 4, &quot;matrix&quot;: [0, 0], &quot;x&quot;: 192, &quot;y&quot;: 48 }," calcext:value-type="string">
            <text:p>{ "flags": 4, "matrix": [0, 0], "x": 192, "y": 48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86]; &quot;, &quot;&quot;y&quot;&quot;: &quot;; [.I86]; &quot; },&quot;)" office:value-type="string" office:string-value="{ &quot;flags&quot;: 4, &quot;matrix&quot;: [0, 0], &quot;x&quot;: 202, &quot;y&quot;: 37 }," calcext:value-type="string">
            <text:p>{ "flags": 4, "matrix": [0, 0], "x": 202, "y": 37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/>
          <table:table-cell table:formula="of:=COM.MICROSOFT.CONCAT(&quot;{ &quot;&quot;flags&quot;&quot;: 4, &quot;&quot;matrix&quot;&quot;: [0, 0], &quot;&quot;x&quot;&quot;: &quot;; [.H87]; &quot;, &quot;&quot;y&quot;&quot;: &quot;; [.I87]; &quot; },&quot;)" office:value-type="string" office:string-value="{ &quot;flags&quot;: 4, &quot;matrix&quot;: [0, 0], &quot;x&quot;: 210, &quot;y&quot;: 29 }," calcext:value-type="string">
            <text:p>{ "flags": 4, "matrix": [0, 0], "x": 210, "y": 29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8]; &quot;, &quot;&quot;y&quot;&quot;: &quot;; [.I88]; &quot; },&quot;)" office:value-type="string" office:string-value="{ &quot;flags&quot;: 4, &quot;matrix&quot;: [0, 0], &quot;x&quot;: 212, &quot;y&quot;: 2 }," calcext:value-type="string">
            <text:p>{ "flags": 4, "matrix": [0, 0], "x": 212, "y": 2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9]; &quot;, &quot;&quot;y&quot;&quot;: &quot;; [.I89]; &quot; },&quot;)" office:value-type="string" office:string-value="{ &quot;flags&quot;: 4, &quot;matrix&quot;: [0, 0], &quot;x&quot;: 224, &quot;y&quot;: 2 }," calcext:value-type="string">
            <text:p>{ "flags": 4, "matrix": [0, 0], "x": 224, "y": 2 },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table table:name="travis_numpad-all-pos" table:style-name="ta1"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39.77" calcext:value-type="float">
            <text:p>39.77</text:p>
          </table:table-cell>
          <table:table-cell office:value-type="float" office:value="-107.225" calcext:value-type="float">
            <text:p>-107.2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39.77" calcext:value-type="float">
            <text:p>39.77</text:p>
          </table:table-cell>
          <table:table-cell table:formula="of:=[.E2]" office:value-type="float" office:value="-107.225" calcext:value-type="float">
            <text:p>-107.225</text:p>
          </table:table-cell>
          <table:table-cell table:formula="of:=[.I2]-MIN([.$I$2:.$I$26])" office:value-type="float" office:value="0" calcext:value-type="float">
            <text:p>0</text:p>
          </table:table-cell>
          <table:table-cell table:formula="of:=MAX([.$J$2:.$J$26])-[.J2]" office:value-type="float" office:value="0" calcext:value-type="float">
            <text:p>0</text:p>
          </table:table-cell>
          <table:table-cell table:formula="of:=ROUND([.K2]/MAX([.$K$2:.$K$26])*224;0)" office:value-type="float" office:value="0" calcext:value-type="float">
            <text:p>0</text:p>
          </table:table-cell>
          <table:table-cell table:formula="of:=ROUND([.L2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2]; &quot;, &quot;&quot;y&quot;&quot;: &quot;; [.N2]; &quot; },&quot;)" office:value-type="string" office:string-value="{ &quot;flags&quot;: 1, &quot;x&quot;: 0, &quot;y&quot;: 0 }," calcext:value-type="string">
            <text:p>{ "flags": 1, "x": 0, "y": 0 },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59.82" calcext:value-type="float">
            <text:p>59.82</text:p>
          </table:table-cell>
          <table:table-cell office:value-type="float" office:value="-107.225" calcext:value-type="float">
            <text:p>-107.2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]+1" office:value-type="float" office:value="2" calcext:value-type="float">
            <text:p>2</text:p>
          </table:table-cell>
          <table:table-cell table:formula="of:=[.D3]" office:value-type="float" office:value="59.82" calcext:value-type="float">
            <text:p>59.82</text:p>
          </table:table-cell>
          <table:table-cell table:formula="of:=[.E3]" office:value-type="float" office:value="-107.225" calcext:value-type="float">
            <text:p>-107.225</text:p>
          </table:table-cell>
          <table:table-cell table:formula="of:=[.I3]-MIN([.$I$2:.$I$26])" office:value-type="float" office:value="20.05" calcext:value-type="float">
            <text:p>20.05</text:p>
          </table:table-cell>
          <table:table-cell table:formula="of:=MAX([.$J$2:.$J$26])-[.J3]" office:value-type="float" office:value="0" calcext:value-type="float">
            <text:p>0</text:p>
          </table:table-cell>
          <table:table-cell table:formula="of:=ROUND([.K3]/MAX([.$K$2:.$K$26])*224;0)" office:value-type="float" office:value="75" calcext:value-type="float">
            <text:p>75</text:p>
          </table:table-cell>
          <table:table-cell table:formula="of:=ROUND([.L3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3]; &quot;, &quot;&quot;y&quot;&quot;: &quot;; [.N3]; &quot; },&quot;)" office:value-type="string" office:string-value="{ &quot;flags&quot;: 1, &quot;x&quot;: 75, &quot;y&quot;: 0 }," calcext:value-type="string">
            <text:p>{ "flags": 1, "x": 75, "y": 0 },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79.87" calcext:value-type="float">
            <text:p>79.87</text:p>
          </table:table-cell>
          <table:table-cell office:value-type="float" office:value="-107.225" calcext:value-type="float">
            <text:p>-107.2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3]+1" office:value-type="float" office:value="3" calcext:value-type="float">
            <text:p>3</text:p>
          </table:table-cell>
          <table:table-cell table:formula="of:=[.D4]" office:value-type="float" office:value="79.87" calcext:value-type="float">
            <text:p>79.87</text:p>
          </table:table-cell>
          <table:table-cell table:formula="of:=[.E4]" office:value-type="float" office:value="-107.225" calcext:value-type="float">
            <text:p>-107.225</text:p>
          </table:table-cell>
          <table:table-cell table:formula="of:=[.I4]-MIN([.$I$2:.$I$26])" office:value-type="float" office:value="40.1" calcext:value-type="float">
            <text:p>40.1</text:p>
          </table:table-cell>
          <table:table-cell table:formula="of:=MAX([.$J$2:.$J$26])-[.J4]" office:value-type="float" office:value="0" calcext:value-type="float">
            <text:p>0</text:p>
          </table:table-cell>
          <table:table-cell table:formula="of:=ROUND([.K4]/MAX([.$K$2:.$K$26])*224;0)" office:value-type="float" office:value="149" calcext:value-type="float">
            <text:p>149</text:p>
          </table:table-cell>
          <table:table-cell table:formula="of:=ROUND([.L4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4]; &quot;, &quot;&quot;y&quot;&quot;: &quot;; [.N4]; &quot; },&quot;)" office:value-type="string" office:string-value="{ &quot;flags&quot;: 1, &quot;x&quot;: 149, &quot;y&quot;: 0 }," calcext:value-type="string">
            <text:p>{ "flags": 1, "x": 149, "y": 0 },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9.92" calcext:value-type="float">
            <text:p>99.92</text:p>
          </table:table-cell>
          <table:table-cell office:value-type="float" office:value="-107.225" calcext:value-type="float">
            <text:p>-107.2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4]+1" office:value-type="float" office:value="4" calcext:value-type="float">
            <text:p>4</text:p>
          </table:table-cell>
          <table:table-cell table:formula="of:=[.D5]" office:value-type="float" office:value="99.92" calcext:value-type="float">
            <text:p>99.92</text:p>
          </table:table-cell>
          <table:table-cell table:formula="of:=[.E5]" office:value-type="float" office:value="-107.225" calcext:value-type="float">
            <text:p>-107.225</text:p>
          </table:table-cell>
          <table:table-cell table:formula="of:=[.I5]-MIN([.$I$2:.$I$26])" office:value-type="float" office:value="60.15" calcext:value-type="float">
            <text:p>60.15</text:p>
          </table:table-cell>
          <table:table-cell table:formula="of:=MAX([.$J$2:.$J$26])-[.J5]" office:value-type="float" office:value="0" calcext:value-type="float">
            <text:p>0</text:p>
          </table:table-cell>
          <table:table-cell table:formula="of:=ROUND([.K5]/MAX([.$K$2:.$K$26])*224;0)" office:value-type="float" office:value="224" calcext:value-type="float">
            <text:p>224</text:p>
          </table:table-cell>
          <table:table-cell table:formula="of:=ROUND([.L5]/MAX([.$L$2:.$L$26])*64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1, &quot;&quot;matrix&quot;&quot;: [&quot;; [.O5]; &quot;, &quot;; [.P5]; &quot;], &quot;&quot;x&quot;&quot;: &quot;; [.M5]; &quot;, &quot;&quot;y&quot;&quot;: &quot;; [.N5]; &quot; },&quot;)" office:value-type="string" office:string-value="{ &quot;flags&quot;: 1, &quot;matrix&quot;: [0, 3], &quot;x&quot;: 224, &quot;y&quot;: 0 }," calcext:value-type="string">
            <text:p>{ "flags": 1, "matrix": [0, 3], "x": 224, "y": 0 },</text:p>
          </table:table-cell>
        </table:table-row>
        <table:table-row table:style-name="ro1">
          <table:table-cell office:value-type="string" calcext:value-type="string">
            <text:p>LED_4-row3-col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0.38" calcext:value-type="float">
            <text:p>100.38</text:p>
          </table:table-cell>
          <table:table-cell office:value-type="float" office:value="-124.785" calcext:value-type="float">
            <text:p>-124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5]+1" office:value-type="float" office:value="5" calcext:value-type="float">
            <text:p>5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6]; &quot;, &quot;; [.P6]; &quot;], &quot;&quot;x&quot;&quot;: &quot;; [.M6]; &quot;, &quot;&quot;y&quot;&quot;: &quot;; [.N6]; &quot; },&quot;)" office:value-type="string" office:string-value="{ &quot;flags&quot;: 4, &quot;matrix&quot;: [1, 3], &quot;x&quot;: 207, &quot;y&quot;: 11 }," calcext:value-type="string">
            <text:p>{ "flags": 4, "matrix": [1, 3], "x": 207, "y": 11 },</text:p>
          </table:table-cell>
        </table:table-row>
        <table:table-row table:style-name="ro1">
          <table:table-cell office:value-type="string" calcext:value-type="string">
            <text:p>LED_5-row4-col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33" calcext:value-type="float">
            <text:p>80.33</text:p>
          </table:table-cell>
          <table:table-cell office:value-type="float" office:value="-124.785" calcext:value-type="float">
            <text:p>-124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6]+1"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7]; &quot;, &quot;; [.P7]; &quot;], &quot;&quot;x&quot;&quot;: &quot;; [.M7]; &quot;, &quot;&quot;y&quot;&quot;: &quot;; [.N7]; &quot; },&quot;)" office:value-type="string" office:string-value="{ &quot;flags&quot;: 4, &quot;matrix&quot;: [0, 2], &quot;x&quot;: 138, &quot;y&quot;: 11 }," calcext:value-type="string">
            <text:p>{ "flags": 4, "matrix": [0, 2], "x": 138, "y": 11 },</text:p>
          </table:table-cell>
        </table:table-row>
        <table:table-row table:style-name="ro1">
          <table:table-cell office:value-type="string" calcext:value-type="string">
            <text:p>LED_6-row4-col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28" calcext:value-type="float">
            <text:p>60.28</text:p>
          </table:table-cell>
          <table:table-cell office:value-type="float" office:value="-124.785" calcext:value-type="float">
            <text:p>-124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7]+1" office:value-type="float" office:value="7" calcext:value-type="float">
            <text:p>7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51" calcext:value-type="float">
            <text:p>17.5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8]; &quot;, &quot;; [.P8]; &quot;], &quot;&quot;x&quot;&quot;: &quot;; [.M8]; &quot;, &quot;&quot;y&quot;&quot;: &quot;; [.N8]; &quot; },&quot;)" office:value-type="string" office:string-value="{ &quot;flags&quot;: 4, &quot;matrix&quot;: [0, 1], &quot;x&quot;: 69, &quot;y&quot;: 11 }," calcext:value-type="string">
            <text:p>{ "flags": 4, "matrix": [0, 1], "x": 69, "y": 11 },</text:p>
          </table:table-cell>
        </table:table-row>
        <table:table-row table:style-name="ro1">
          <table:table-cell office:value-type="string" calcext:value-type="string">
            <text:p>LED_7-row4-col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.23" calcext:value-type="float">
            <text:p>40.23</text:p>
          </table:table-cell>
          <table:table-cell office:value-type="float" office:value="-124.785" calcext:value-type="float">
            <text:p>-124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8]+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9]; &quot;, &quot;; [.P9]; &quot;], &quot;&quot;x&quot;&quot;: &quot;; [.M9]; &quot;, &quot;&quot;y&quot;&quot;: &quot;; [.N9]; &quot; },&quot;)" office:value-type="string" office:string-value="{ &quot;flags&quot;: 4, &quot;matrix&quot;: [0, 0], &quot;x&quot;: 0, &quot;y&quot;: 11 }," calcext:value-type="string">
            <text:p>{ "flags": 4, "matrix": [0, 0], "x": 0, "y": 11 },</text:p>
          </table:table-cell>
        </table:table-row>
        <table:table-row table:style-name="ro1">
          <table:table-cell office:value-type="string" calcext:value-type="string">
            <text:p>LED_8-row3-col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39.77" calcext:value-type="float">
            <text:p>39.77</text:p>
          </table:table-cell>
          <table:table-cell office:value-type="float" office:value="-144.785" calcext:value-type="float">
            <text:p>-144.7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9]+1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0]; &quot;, &quot;; [.P10]; &quot;], &quot;&quot;x&quot;&quot;: &quot;; [.M10]; &quot;, &quot;&quot;y&quot;&quot;: &quot;; [.N10]; &quot; },&quot;)" office:value-type="string" office:string-value="{ &quot;flags&quot;: 4, &quot;matrix&quot;: [1, 0], &quot;x&quot;: 0, &quot;y&quot;: 25 }," calcext:value-type="string">
            <text:p>{ "flags": 4, "matrix": [1, 0], "x": 0, "y": 25 },</text:p>
          </table:table-cell>
        </table:table-row>
        <table:table-row table:style-name="ro1">
          <table:table-cell office:value-type="string" calcext:value-type="string">
            <text:p>LED_9-row3-col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59.82" calcext:value-type="float">
            <text:p>59.82</text:p>
          </table:table-cell>
          <table:table-cell office:value-type="float" office:value="-144.785" calcext:value-type="float">
            <text:p>-144.7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0]+1" office:value-type="float" office:value="10" calcext:value-type="float">
            <text:p>10</text:p>
          </table:table-cell>
          <table:table-cell office:value-type="float" office:value="60.05" calcext:value-type="float">
            <text:p>60.05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20.05" calcext:value-type="float">
            <text:p>20.05</text:p>
          </table:table-cell>
          <table:table-cell office:value-type="float" office:value="37.56" calcext:value-type="float">
            <text:p>37.56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1]; &quot;, &quot;; [.P11]; &quot;], &quot;&quot;x&quot;&quot;: &quot;; [.M11]; &quot;, &quot;&quot;y&quot;&quot;: &quot;; [.N11]; &quot; },&quot;)" office:value-type="string" office:string-value="{ &quot;flags&quot;: 4, &quot;matrix&quot;: [1, 1], &quot;x&quot;: 69, &quot;y&quot;: 25 }," calcext:value-type="string">
            <text:p>{ "flags": 4, "matrix": [1, 1], "x": 69, "y": 25 },</text:p>
          </table:table-cell>
        </table:table-row>
        <table:table-row table:style-name="ro1">
          <table:table-cell office:value-type="string" calcext:value-type="string">
            <text:p>LED_10-row3-col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79.87" calcext:value-type="float">
            <text:p>79.87</text:p>
          </table:table-cell>
          <table:table-cell office:value-type="float" office:value="-144.785" calcext:value-type="float">
            <text:p>-144.7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1]+1" office:value-type="float" office:value="11" calcext:value-type="float">
            <text:p>11</text:p>
          </table:table-cell>
          <table:table-cell office:value-type="float" office:value="80.1" calcext:value-type="float">
            <text:p>80.1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40.1" calcext:value-type="float">
            <text:p>40.1</text:p>
          </table:table-cell>
          <table:table-cell office:value-type="float" office:value="37.56" calcext:value-type="float">
            <text:p>37.56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2]; &quot;, &quot;; [.P12]; &quot;], &quot;&quot;x&quot;&quot;: &quot;; [.M12]; &quot;, &quot;&quot;y&quot;&quot;: &quot;; [.N12]; &quot; },&quot;)" office:value-type="string" office:string-value="{ &quot;flags&quot;: 4, &quot;matrix&quot;: [1, 2], &quot;x&quot;: 138, &quot;y&quot;: 25 }," calcext:value-type="string">
            <text:p>{ "flags": 4, "matrix": [1, 2], "x": 138, "y": 25 },</text:p>
          </table:table-cell>
        </table:table-row>
        <table:table-row table:style-name="ro1">
          <table:table-cell office:value-type="string" calcext:value-type="string">
            <text:p>LED_11-row2-col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35" calcext:value-type="float">
            <text:p>105.135</text:p>
          </table:table-cell>
          <table:table-cell office:value-type="float" office:value="-149.645" calcext:value-type="float">
            <text:p>-149.6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  <table:table-cell table:formula="of:=[.H12]+1" office:value-type="float" office:value="12" calcext:value-type="float">
            <text:p>12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13]; &quot;, &quot;; [.P13]; &quot;], &quot;&quot;x&quot;&quot;: &quot;; [.M13]; &quot;, &quot;&quot;y&quot;&quot;: &quot;; [.N13]; &quot; },&quot;)" office:value-type="string" office:string-value="{ &quot;flags&quot;: 4, &quot;matrix&quot;: [2, 3], &quot;x&quot;: 207, &quot;y&quot;: 11 }," calcext:value-type="string">
            <text:p>{ "flags": 4, "matrix": [2, 3], "x": 207, "y": 11 },</text:p>
          </table:table-cell>
        </table:table-row>
        <table:table-row table:style-name="ro1">
          <table:table-cell office:value-type="string" calcext:value-type="string">
            <text:p>LED_12-row2-col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33" calcext:value-type="float">
            <text:p>80.33</text:p>
          </table:table-cell>
          <table:table-cell office:value-type="float" office:value="-164.885" calcext:value-type="float">
            <text:p>-164.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3]+1" office:value-type="float" office:value="13" calcext:value-type="float">
            <text:p>13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4]; &quot;, &quot;; [.P14]; &quot;], &quot;&quot;x&quot;&quot;: &quot;; [.M14]; &quot;, &quot;&quot;y&quot;&quot;: &quot;; [.N14]; &quot; },&quot;)" office:value-type="string" office:string-value="{ &quot;flags&quot;: 4, &quot;matrix&quot;: [2, 2], &quot;x&quot;: 149, &quot;y&quot;: 11 }," calcext:value-type="string">
            <text:p>{ "flags": 4, "matrix": [2, 2], "x": 149, "y": 11 },</text:p>
          </table:table-cell>
        </table:table-row>
        <table:table-row table:style-name="ro1">
          <table:table-cell office:value-type="string" calcext:value-type="string">
            <text:p>LED_13-row2-col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28" calcext:value-type="float">
            <text:p>60.28</text:p>
          </table:table-cell>
          <table:table-cell office:value-type="float" office:value="-164.885" calcext:value-type="float">
            <text:p>-164.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4]+1" office:value-type="float" office:value="14" calcext:value-type="float">
            <text:p>14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51" calcext:value-type="float">
            <text:p>17.5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5]; &quot;, &quot;; [.P15]; &quot;], &quot;&quot;x&quot;&quot;: &quot;; [.M15]; &quot;, &quot;&quot;y&quot;&quot;: &quot;; [.N15]; &quot; },&quot;)" office:value-type="string" office:string-value="{ &quot;flags&quot;: 4, &quot;matrix&quot;: [2, 1], &quot;x&quot;: 75, &quot;y&quot;: 11 }," calcext:value-type="string">
            <text:p>{ "flags": 4, "matrix": [2, 1], "x": 75, "y": 11 },</text:p>
          </table:table-cell>
        </table:table-row>
        <table:table-row table:style-name="ro1">
          <table:table-cell office:value-type="string" calcext:value-type="string">
            <text:p>LED_14-row2-col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.23" calcext:value-type="float">
            <text:p>40.23</text:p>
          </table:table-cell>
          <table:table-cell office:value-type="float" office:value="-164.885" calcext:value-type="float">
            <text:p>-164.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5]+1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6]; &quot;, &quot;; [.P16]; &quot;], &quot;&quot;x&quot;&quot;: &quot;; [.M16]; &quot;, &quot;&quot;y&quot;&quot;: &quot;; [.N16]; &quot; },&quot;)" office:value-type="string" office:string-value="{ &quot;flags&quot;: 4, &quot;matrix&quot;: [2, 0], &quot;x&quot;: 0, &quot;y&quot;: 11 }," calcext:value-type="string">
            <text:p>{ "flags": 4, "matrix": [2, 0], "x": 0, "y": 11 },</text:p>
          </table:table-cell>
        </table:table-row>
        <table:table-row table:style-name="ro1">
          <table:table-cell office:value-type="string" calcext:value-type="string">
            <text:p>LED_15-row1-col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39.77" calcext:value-type="float">
            <text:p>39.77</text:p>
          </table:table-cell>
          <table:table-cell office:value-type="float" office:value="-184.885" calcext:value-type="float">
            <text:p>-184.8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6]+1" office:value-type="float" office:value="16" calcext:value-type="float">
            <text:p>16</text:p>
          </table:table-cell>
          <table:table-cell table:formula="of:=[.D10]" office:value-type="float" office:value="39.77" calcext:value-type="float">
            <text:p>39.77</text:p>
          </table:table-cell>
          <table:table-cell table:formula="of:=[.E10]" office:value-type="float" office:value="-144.785" calcext:value-type="float">
            <text:p>-144.785</text:p>
          </table:table-cell>
          <table:table-cell table:formula="of:=[.I10]-MIN([.$I$2:.$I$26])" office:value-type="float" office:value="0.229999999999997" calcext:value-type="float">
            <text:p>0.229999999999997</text:p>
          </table:table-cell>
          <table:table-cell table:formula="of:=MAX([.$J$2:.$J$26])-[.J10]" office:value-type="float" office:value="37.585" calcext:value-type="float">
            <text:p>37.585</text:p>
          </table:table-cell>
          <table:table-cell table:formula="of:=ROUND([.K10]/MAX([.$K$2:.$K$26])*224;0)" office:value-type="float" office:value="0" calcext:value-type="float">
            <text:p>0</text:p>
          </table:table-cell>
          <table:table-cell table:formula="of:=ROUND([.L10]/MAX([.$L$2:.$L$26])*64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7]; &quot;, &quot;; [.P17]; &quot;], &quot;&quot;x&quot;&quot;: &quot;; [.M17]; &quot;, &quot;&quot;y&quot;&quot;: &quot;; [.N17]; &quot; },&quot;)" office:value-type="string" office:string-value="{ &quot;flags&quot;: 4, &quot;matrix&quot;: [3, 0], &quot;x&quot;: 0, &quot;y&quot;: 64 }," calcext:value-type="string">
            <text:p>{ "flags": 4, "matrix": [3, 0], "x": 0, "y": 64 },</text:p>
          </table:table-cell>
        </table:table-row>
        <table:table-row table:style-name="ro1">
          <table:table-cell office:value-type="string" calcext:value-type="string">
            <text:p>LED_16-row1-col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59.82" calcext:value-type="float">
            <text:p>59.82</text:p>
          </table:table-cell>
          <table:table-cell office:value-type="float" office:value="-184.885" calcext:value-type="float">
            <text:p>-184.8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7]+1" office:value-type="float" office:value="17" calcext:value-type="float">
            <text:p>17</text:p>
          </table:table-cell>
          <table:table-cell table:formula="of:=[.D11]" office:value-type="float" office:value="59.82" calcext:value-type="float">
            <text:p>59.82</text:p>
          </table:table-cell>
          <table:table-cell table:formula="of:=[.E11]" office:value-type="float" office:value="-144.785" calcext:value-type="float">
            <text:p>-144.785</text:p>
          </table:table-cell>
          <table:table-cell table:formula="of:=[.I11]-MIN([.$I$2:.$I$26])" office:value-type="float" office:value="20.28" calcext:value-type="float">
            <text:p>20.28</text:p>
          </table:table-cell>
          <table:table-cell table:formula="of:=MAX([.$J$2:.$J$26])-[.J11]" office:value-type="float" office:value="37.585" calcext:value-type="float">
            <text:p>37.585</text:p>
          </table:table-cell>
          <table:table-cell table:formula="of:=ROUND([.K11]/MAX([.$K$2:.$K$26])*224;0)" office:value-type="float" office:value="75" calcext:value-type="float">
            <text:p>75</text:p>
          </table:table-cell>
          <table:table-cell table:formula="of:=ROUND([.L11]/MAX([.$L$2:.$L$26])*64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8]; &quot;, &quot;; [.P18]; &quot;], &quot;&quot;x&quot;&quot;: &quot;; [.M18]; &quot;, &quot;&quot;y&quot;&quot;: &quot;; [.N18]; &quot; },&quot;)" office:value-type="string" office:string-value="{ &quot;flags&quot;: 4, &quot;matrix&quot;: [3, 1], &quot;x&quot;: 75, &quot;y&quot;: 64 }," calcext:value-type="string">
            <text:p>{ "flags": 4, "matrix": [3, 1], "x": 75, "y": 64 },</text:p>
          </table:table-cell>
        </table:table-row>
        <table:table-row table:style-name="ro1">
          <table:table-cell office:value-type="string" calcext:value-type="string">
            <text:p>LED_17-row1-col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79.87" calcext:value-type="float">
            <text:p>79.87</text:p>
          </table:table-cell>
          <table:table-cell office:value-type="float" office:value="-184.885" calcext:value-type="float">
            <text:p>-184.8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8]+1" office:value-type="float" office:value="18" calcext:value-type="float">
            <text:p>18</text:p>
          </table:table-cell>
          <table:table-cell table:formula="of:=[.D12]" office:value-type="float" office:value="79.87" calcext:value-type="float">
            <text:p>79.87</text:p>
          </table:table-cell>
          <table:table-cell table:formula="of:=[.E12]" office:value-type="float" office:value="-144.785" calcext:value-type="float">
            <text:p>-144.785</text:p>
          </table:table-cell>
          <table:table-cell table:formula="of:=[.I12]-MIN([.$I$2:.$I$26])" office:value-type="float" office:value="40.33" calcext:value-type="float">
            <text:p>40.33</text:p>
          </table:table-cell>
          <table:table-cell table:formula="of:=MAX([.$J$2:.$J$26])-[.J12]" office:value-type="float" office:value="37.585" calcext:value-type="float">
            <text:p>37.585</text:p>
          </table:table-cell>
          <table:table-cell table:formula="of:=ROUND([.K12]/MAX([.$K$2:.$K$26])*224;0)" office:value-type="float" office:value="149" calcext:value-type="float">
            <text:p>149</text:p>
          </table:table-cell>
          <table:table-cell table:formula="of:=ROUND([.L12]/MAX([.$L$2:.$L$26])*64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9]; &quot;, &quot;; [.P19]; &quot;], &quot;&quot;x&quot;&quot;: &quot;; [.M19]; &quot;, &quot;&quot;y&quot;&quot;: &quot;; [.N19]; &quot; },&quot;)" office:value-type="string" office:string-value="{ &quot;flags&quot;: 4, &quot;matrix&quot;: [3, 2], &quot;x&quot;: 149, &quot;y&quot;: 64 }," calcext:value-type="string">
            <text:p>{ "flags": 4, "matrix": [3, 2], "x": 149, "y": 64 },</text:p>
          </table:table-cell>
        </table:table-row>
        <table:table-row table:style-name="ro1">
          <table:table-cell office:value-type="string" calcext:value-type="string">
            <text:p>LED_18-row0-col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35" calcext:value-type="float">
            <text:p>105.135</text:p>
          </table:table-cell>
          <table:table-cell office:value-type="float" office:value="-189.745" calcext:value-type="float">
            <text:p>-189.7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  <table:table-cell table:formula="of:=[.H19]+1" office:value-type="float" office:value="19" calcext:value-type="float">
            <text:p>19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20]; &quot;, &quot;; [.P20]; &quot;], &quot;&quot;x&quot;&quot;: &quot;; [.M20]; &quot;, &quot;&quot;y&quot;&quot;: &quot;; [.N20]; &quot; },&quot;)" office:value-type="string" office:string-value="{ &quot;flags&quot;: 4, &quot;matrix&quot;: [4, 3], &quot;x&quot;: 224, &quot;y&quot;: 26 }," calcext:value-type="string">
            <text:p>{ "flags": 4, "matrix": [4, 3], "x": 224, "y": 26 },</text:p>
          </table:table-cell>
        </table:table-row>
        <table:table-row table:style-name="ro1">
          <table:table-cell office:value-type="string" calcext:value-type="string">
            <text:p>LED_19-row0-col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33" calcext:value-type="float">
            <text:p>80.33</text:p>
          </table:table-cell>
          <table:table-cell office:value-type="float" office:value="-204.985" calcext:value-type="float">
            <text:p>-204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0]+1"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21]; &quot;, &quot;; [.P21]; &quot;], &quot;&quot;x&quot;&quot;: &quot;; [.M21]; &quot;, &quot;&quot;y&quot;&quot;: &quot;; [.N21]; &quot; },&quot;)" office:value-type="string" office:string-value="{ &quot;flags&quot;: 4, &quot;matrix&quot;: [4, 2], &quot;x&quot;: 149, &quot;y&quot;: 26 }," calcext:value-type="string">
            <text:p>{ "flags": 4, "matrix": [4, 2], "x": 149, "y": 26 },</text:p>
          </table:table-cell>
        </table:table-row>
        <table:table-row table:style-name="ro1">
          <table:table-cell office:value-type="string" calcext:value-type="string">
            <text:p>LED_20-row0-col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50.255" calcext:value-type="float">
            <text:p>50.255</text:p>
          </table:table-cell>
          <table:table-cell office:value-type="float" office:value="-204.985" calcext:value-type="float">
            <text:p>-204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1]+1" office:value-type="float" office:value="21" calcext:value-type="float">
            <text:p>21</text:p>
          </table:table-cell>
          <table:table-cell table:formula="of:=[.D16]" office:value-type="float" office:value="40.23" calcext:value-type="float">
            <text:p>40.23</text:p>
          </table:table-cell>
          <table:table-cell table:formula="of:=[.E16]" office:value-type="float" office:value="-164.885" calcext:value-type="float">
            <text:p>-164.885</text:p>
          </table:table-cell>
          <table:table-cell table:formula="of:=[.I16]-MIN([.$I$2:.$I$26])" office:value-type="float" office:value="0.229999999999997" calcext:value-type="float">
            <text:p>0.229999999999997</text:p>
          </table:table-cell>
          <table:table-cell table:formula="of:=MAX([.$J$2:.$J$26])-[.J16]" office:value-type="float" office:value="17.535" calcext:value-type="float">
            <text:p>17.535</text:p>
          </table:table-cell>
          <table:table-cell table:formula="of:=ROUND([.K16]/MAX([.$K$2:.$K$26])*224;0)" office:value-type="float" office:value="0" calcext:value-type="float">
            <text:p>0</text:p>
          </table:table-cell>
          <table:table-cell table:formula="of:=ROUND([.L16]/MAX([.$L$2:.$L$26])*64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22]; &quot;, &quot;; [.P22]; &quot;], &quot;&quot;x&quot;&quot;: &quot;; [.M22]; &quot;, &quot;&quot;y&quot;&quot;: &quot;; [.N22]; &quot; },&quot;)" office:value-type="string" office:string-value="{ &quot;flags&quot;: 4, &quot;matrix&quot;: [4, 0], &quot;x&quot;: 0, &quot;y&quot;: 30 }," calcext:value-type="string">
            <text:p>{ "flags": 4, "matrix": [4, 0], "x": 0, "y": 30 },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6"/>
          <table:table-cell office:value-type="string" calcext:value-type="string">
            <text:p>center</text:p>
          </table:table-cell>
          <table:table-cell office:value-type="float" office:value="70" calcext:value-type="float">
            <text:p>70</text:p>
          </table:table-cell>
          <table:table-cell office:value-type="float" office:value="-145" calcext:value-type="float">
            <text:p>-145</text:p>
          </table:table-cell>
          <table:table-cell table:formula="of:=[.I25]-MIN([.$I$2:.$I$26])" office:value-type="float" office:value="30.23" calcext:value-type="float">
            <text:p>30.23</text:p>
          </table:table-cell>
          <table:table-cell table:formula="of:=MAX([.$J$2:.$J$26])-[.J25]" office:value-type="float" office:value="37.775" calcext:value-type="float">
            <text:p>37.775</text:p>
          </table:table-cell>
          <table:table-cell table:formula="of:=ROUND([.K25]/MAX([.$K$2:.$K$26])*224;0)" office:value-type="float" office:value="113" calcext:value-type="float">
            <text:p>113</text:p>
          </table:table-cell>
          <table:table-cell table:formula="of:=ROUND([.L25]/MAX([.$L$2:.$L$26])*64;0)" office:value-type="float" office:value="64" calcext:value-type="float">
            <text:p>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20:40:21.528083628</dc:date>
    <meta:editing-duration>PT3H44M49S</meta:editing-duration>
    <meta:editing-cycles>15</meta:editing-cycles>
    <meta:generator>LibreOffice/7.3.7.2$Linux_X86_64 LibreOffice_project/30$Build-2</meta:generator>
    <meta:document-statistic meta:table-count="2" meta:cell-count="1274" meta:object-count="0"/>
  </office:meta>
</office:document-meta>
</file>